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2">
      <text:list-level-style-bullet text:level="1" text:style-name="WW_CharLFO42LVL1" text:bullet-char="•">
        <style:list-level-properties text:space-before="-0.2402in" text:min-label-width="0.25in" text:list-level-position-and-space-mode="label-alignment">
          <style:list-level-label-alignment text:label-followed-by="listtab" fo:margin-left="0.0097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0097in" text:min-label-width="0.25in" text:list-level-position-and-space-mode="label-alignment">
          <style:list-level-label-alignment text:label-followed-by="listtab" fo:margin-left="0.2597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2597in" text:min-label-width="0.25in" text:list-level-position-and-space-mode="label-alignment">
          <style:list-level-label-alignment text:label-followed-by="listtab" fo:margin-left="0.5097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0.5097in" text:min-label-width="0.25in" text:list-level-position-and-space-mode="label-alignment">
          <style:list-level-label-alignment text:label-followed-by="listtab" fo:margin-left="0.7597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0.7597in" text:min-label-width="0.25in" text:list-level-position-and-space-mode="label-alignment">
          <style:list-level-label-alignment text:label-followed-by="listtab" fo:margin-left="1.0097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0097in" text:min-label-width="0.25in" text:list-level-position-and-space-mode="label-alignment">
          <style:list-level-label-alignment text:label-followed-by="listtab" fo:margin-left="1.2597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2597in" text:min-label-width="0.25in" text:list-level-position-and-space-mode="label-alignment">
          <style:list-level-label-alignment text:label-followed-by="listtab" fo:margin-left="1.5097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1.5097in" text:min-label-width="0.25in" text:list-level-position-and-space-mode="label-alignment">
          <style:list-level-label-alignment text:label-followed-by="listtab" fo:margin-left="1.7597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1.7597in" text:min-label-width="0.25in" text:list-level-position-and-space-mode="label-alignment">
          <style:list-level-label-alignment text:label-followed-by="listtab" fo:margin-left="2.009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12" style:parent-style-name="Standard" style:master-page-name="MP1" style:family="paragraph">
      <style:paragraph-properties fo:break-before="page"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3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4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P27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P28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P29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P30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1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size="18pt" style:font-size-asian="18pt" style:font-size-complex="18pt" fo:language="it" fo:country="IT"/>
    </style:style>
    <style:style style:name="P32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T33" style:parent-style-name="Car.predefinitoparagrafo" style:family="text">
      <style:text-properties fo:font-size="18pt" style:font-size-asian="18pt" style:font-size-complex="18pt" fo:language="it" fo:country="IT"/>
    </style:style>
    <style:style style:name="P34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 fo:language="it" fo:country="IT"/>
    </style:style>
    <style:style style:name="P35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language="it" fo:country="IT"/>
    </style:style>
    <style:style style:name="P36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7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8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39" style:parent-style-name="Standard" style:family="paragraph">
      <style:paragraph-properties fo:text-align="center">
        <style:tab-stops>
          <style:tab-stop style:type="left" style:position="0.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40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  <style:text-properties fo:font-weight="bold" style:font-weight-asian="bold" fo:font-style="italic" style:font-style-asian="italic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weight="bold" style:font-weight-asian="bold" fo:font-style="italic" style:font-style-asian="italic" fo:font-size="14pt" style:font-size-asian="14pt" style:font-size-complex="14pt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P50" style:parent-style-name="Standard" style:family="paragraph">
      <style:paragraph-properties fo:text-align="center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</style:style>
    <style:style style:name="P53" style:parent-style-name="Standard" style:family="paragraph">
      <style:paragraph-properties fo:text-align="center"/>
    </style:style>
    <style:style style:name="T54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T55" style:parent-style-name="Car.predefinitoparagrafo" style:family="text"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8" style:parent-style-name="Standard" style:family="paragraph">
      <style:paragraph-properties fo:text-align="center"/>
    </style:style>
    <style:style style:name="P59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60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61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62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6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65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6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67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6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69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7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7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73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7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75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7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77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7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8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81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8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84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85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86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87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8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89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9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92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93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94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96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97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98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00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01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02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04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05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06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08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09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10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12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13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14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16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17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18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19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20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21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22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2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25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2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2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29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3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31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3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33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3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3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37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3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39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4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41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4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43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44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145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146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4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49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5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51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5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53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5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55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5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57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5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6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61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6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63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6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65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6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67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68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69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70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71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72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73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74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76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77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78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79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80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81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82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83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84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85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86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87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88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89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90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91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92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93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194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95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196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97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19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199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00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01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02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03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04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05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06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07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08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09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10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11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12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13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14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15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16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17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18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19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20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21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22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23" style:parent-style-name="Standard" style:family="paragraph">
      <style:paragraph-properties fo:widows="2" fo:orphans="2" fo:margin-left="0.33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24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25" style:parent-style-name="Car.predefinitoparagrafo" style:family="text"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T226" style:parent-style-name="Car.predefinitoparagrafo" style:family="text">
      <style:text-properties style:font-name="Times New Roman" style:font-name-asian="Times New Roman" style:font-name-complex="Times New Roman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27" style:parent-style-name="Standard" style:family="paragraph">
      <style:paragraph-properties fo:widows="2" fo:orphans="2" fo:margin-top="0.0833in" fo:margin-left="0.1666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28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229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00" fo:font-size="10pt" style:font-size-asian="10pt" style:font-size-complex="10pt"/>
    </style:style>
    <style:style style:name="T230" style:parent-style-name="Car.predefinitoparagrafo" style:family="text">
      <style:text-properties style:font-name="Times New Roman" style:font-name-asian="Times New Roman" style:font-name-complex="Times New Roman" fo:font-style="italic" style:font-style-asian="italic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31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32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33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34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35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36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37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38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39" style:parent-style-name="Standard" style:family="paragraph">
      <style:paragraph-properties fo:widows="2" fo:orphans="2" fo:margin-top="0.1666in" fo:margin-bottom="0.0833in">
        <style:tab-stops>
          <style:tab-stop style:type="right" style:position="6.5in"/>
          <style:tab-stop style:type="right" style:position="6.693in"/>
        </style:tab-stops>
      </style:paragraph-properties>
    </style:style>
    <style:style style:name="T240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41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00" fo:font-size="10pt" style:font-size-asian="10pt" style:font-size-complex="10pt"/>
    </style:style>
    <style:style style:name="T242" style:parent-style-name="Car.predefinitoparagrafo" style:family="text">
      <style:text-properties style:font-name="Times New Roman" style:font-name-asian="Times New Roman" style:font-name-complex="Times New Roman" fo:font-weight="bold" style:font-weight-asian="bold" fo:color="#000080" fo:font-size="10pt" style:font-size-asian="10pt" style:font-size-complex="10pt" style:text-underline-type="single" style:text-underline-style="solid" style:text-underline-width="auto" style:text-underline-mode="continuous"/>
    </style:style>
    <style:style style:name="P243" style:parent-style-name="Standard" style:family="paragraph">
      <style:paragraph-properties>
        <style:tab-stops>
          <style:tab-stop style:type="right" style:position="0.5in"/>
          <style:tab-stop style:type="left" style:position="1.0555in"/>
          <style:tab-stop style:type="left" style:position="4in"/>
        </style:tab-stops>
      </style:paragraph-properties>
      <style:text-properties fo:font-weight="bold" style:font-weight-asian="bold" fo:font-style="italic" style:font-style-asian="italic" fo:font-size="10pt" style:font-size-asian="10pt" style:font-size-complex="10pt"/>
    </style:style>
    <style:style style:name="P244" style:parent-style-name="Standard" style:family="paragraph">
      <style:paragraph-properties fo:text-align="center"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4.125in"/>
          <style:tab-stop style:type="left" style:position="4.375in"/>
        </style:tab-stops>
      </style:paragraph-properties>
    </style:style>
    <style:style style:name="P245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</style:tab-stops>
      </style:paragraph-properties>
      <style:text-properties fo:font-weight="bold" style:font-weight-asian="bold" fo:font-style="italic" style:font-style-asian="italic"/>
    </style:style>
    <style:style style:name="P246" style:parent-style-name="Titolo1" style:family="paragraph">
      <style:paragraph-properties fo:margin-right="0.5in"/>
    </style:style>
    <style:style style:name="P247" style:parent-style-name="Standard" style:family="paragraph">
      <style:paragraph-properties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language="it" fo:country="IT"/>
    </style:style>
    <style:style style:name="P248" style:parent-style-name="Titolo1" style:family="paragraph">
      <style:paragraph-properties fo:margin-right="0.5in"/>
    </style:style>
    <style:style style:name="P249" style:parent-style-name="Standard" style:family="paragraph">
      <style:paragraph-properties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</style:style>
    <style:style style:name="T250" style:parent-style-name="Car.predefinitoparagrafo" style:family="text">
      <style:text-properties fo:font-style="italic" style:font-style-asian="italic" fo:language="it" fo:country="IT"/>
    </style:style>
    <style:style style:name="P251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</style:tab-stops>
      </style:paragraph-properties>
      <style:text-properties fo:font-style="italic" style:font-style-asian="italic" fo:language="it" fo:country="IT"/>
    </style:style>
    <style:style style:name="P252" style:parent-style-name="Titolo2" style:family="paragraph"/>
    <style:style style:name="P253" style:parent-style-name="Standard" style:family="paragraph">
      <style:paragraph-properties fo:margin-left="0.1298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language="it" fo:country="IT"/>
    </style:style>
    <style:style style:name="P254" style:parent-style-name="Titolo2" style:family="paragraph">
      <style:text-properties fo:font-style="italic" style:font-style-asian="italic" fo:language="it" fo:country="IT"/>
    </style:style>
    <style:style style:name="P255" style:parent-style-name="Titolo3" style:family="paragraph"/>
    <style:style style:name="T256" style:parent-style-name="Car.predefinitoparagrafo" style:family="text">
      <style:text-properties fo:font-size="12pt" style:font-size-asian="12pt" style:font-size-complex="12pt"/>
    </style:style>
    <style:style style:name="P257" style:parent-style-name="Standard" style:family="paragraph">
      <style:paragraph-properties fo:margin-left="0.2597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language="it" fo:country="IT"/>
    </style:style>
    <style:style style:name="P258" style:parent-style-name="Standard" style:family="paragraph">
      <style:paragraph-properties fo:margin-left="0.2597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</style:style>
    <style:style style:name="P259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0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1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2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3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4" style:parent-style-name="Standard" style:family="paragraph">
      <style:paragraph-properties>
        <style:tab-stops>
          <style:tab-stop style:type="left" style:position="-0.7194in"/>
          <style:tab-stop style:type="left" style:position="-0.5194in"/>
          <style:tab-stop style:type="left" style:position="2.9805in"/>
        </style:tab-stops>
      </style:paragraph-properties>
      <style:text-properties fo:language="it" fo:country="IT"/>
    </style:style>
    <style:style style:name="P265" style:parent-style-name="Titolo3" style:family="paragraph"/>
    <style:style style:name="T266" style:parent-style-name="Car.predefinitoparagrafo" style:family="text">
      <style:text-properties fo:font-size="12pt" style:font-size-asian="12pt" style:font-size-complex="12pt"/>
    </style:style>
    <style:style style:name="P267" style:parent-style-name="Standard" style:family="paragraph">
      <style:paragraph-properties fo:margin-left="0.2597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language="it" fo:country="IT"/>
    </style:style>
    <style:style style:name="P268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6.375in"/>
        </style:tab-stops>
      </style:paragraph-properties>
      <style:text-properties fo:font-style="italic" style:font-style-asian="italic" fo:language="it" fo:country="IT"/>
    </style:style>
    <style:style style:name="P269" style:parent-style-name="Standard" style:family="paragraph">
      <style:paragraph-properties>
        <style:tab-stops>
          <style:tab-stop style:type="left" style:position="0.5in"/>
          <style:tab-stop style:type="left" style:position="1.0555in"/>
          <style:tab-stop style:type="left" style:position="4in"/>
          <style:tab-stop style:type="left" style:position="6.375in"/>
        </style:tab-stops>
      </style:paragraph-properties>
      <style:text-properties fo:font-style="italic" style:font-style-asian="italic" fo:language="it" fo:country="IT"/>
    </style:style>
    <style:style style:name="P270" style:parent-style-name="Standard" style:family="paragraph">
      <style:text-properties fo:font-style="italic" style:font-style-asian="italic" fo:language="it" fo:country="IT"/>
    </style:style>
    <style:style style:name="P271" style:parent-style-name="Standard" style:family="paragraph">
      <style:text-properties fo:font-style="italic" style:font-style-asian="italic" fo:language="it" fo:country="IT"/>
    </style:style>
  </office:automatic-styles>
  <office:body>
    <office:text text:use-soft-page-breaks="true">
      <text:p text:style-name="P1">CS330 <text:s/>Software Engineering</text:p>
      <text:p text:style-name="P12"/>
      <text:p text:style-name="P23"/>
      <text:p text:style-name="P24">Software Requirements Specification (SRS) Template</text:p>
      <text:p text:style-name="P25"/>
      <text:p text:style-name="P26"/>
      <text:p text:style-name="P27"/>
      <text:p text:style-name="P28"/>
      <text:p text:style-name="P29"/>
      <text:p text:style-name="P30"/>
      <text:p text:style-name="P31">RC(Room Calculation)</text:p>
      <text:p text:style-name="P32"><text:span text:style-name="T33">Ignazio Leonardo Calogero Sperandeo</text:span></text:p>
      <text:p text:style-name="P34"/>
      <text:p text:style-name="P35"/>
      <text:p text:style-name="P36">Software Requirements Specification</text:p>
      <text:p text:style-name="P37"/>
      <text:p text:style-name="P38">Document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Standard"><text:span text:style-name="T54">Version: 0.1</text:span><text:tab/><text:span text:style-name="T55">Date: 09/01/2024</text:span></text:p>
      <text:p text:style-name="P56"/>
      <text:p text:style-name="P57">Table of Contents</text:p>
      <text:p text:style-name="P58"/>
      <text:table-of-content text:name="_TOC0">
        <text:table-of-content-source text:outline-level="9" text:use-outline-level="true" text:use-index-marks="false" text:use-index-source-styles="true" text:index-scope="document">
          <text:table-of-content-entry-template text:outline-level="1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index-source-styles text:outline-level="1">
            <text:index-source-style text:style-name="Titolo1"/>
          </text:index-source-styles>
          <text:index-source-styles text:outline-level="2">
            <text:index-source-style text:style-name="Titolo2"/>
          </text:index-source-styles>
          <text:index-source-styles text:outline-level="3">
            <text:index-source-style text:style-name="Titolo3"/>
          </text:index-source-styles>
          <text:index-source-styles text:outline-level="4">
            <text:index-source-style text:style-name="Titolo4"/>
          </text:index-source-styles>
          <text:index-source-styles text:outline-level="5">
            <text:index-source-style text:style-name="Titolo5"/>
          </text:index-source-styles>
          <text:index-source-styles text:outline-level="6">
            <text:index-source-style text:style-name="Titolo6"/>
          </text:index-source-styles>
        </text:table-of-content-source>
        <text:index-body>
          <text:p text:style-name="P59"><text:span text:style-name="T60">1. Introduction</text:span><text:span text:style-name="T61"><text:tab/></text:span><text:span text:style-name="T62">5</text:span></text:p>
          <text:p text:style-name="P63"><text:span text:style-name="T64">1.1 Purpose</text:span><text:span text:style-name="T65"><text:tab/></text:span><text:span text:style-name="T66">5</text:span></text:p>
          <text:p text:style-name="P67"><text:span text:style-name="T68">1.2 Scope</text:span><text:span text:style-name="T69"><text:tab/></text:span><text:span text:style-name="T70">5</text:span></text:p>
          <text:p text:style-name="P71"><text:span text:style-name="T72">1.3 Definitions, Acronyms, and Abbreviations.</text:span><text:span text:style-name="T73"><text:tab/></text:span><text:span text:style-name="T74">5</text:span></text:p>
          <text:p text:style-name="P75"><text:span text:style-name="T76">1.4 References</text:span><text:span text:style-name="T77"><text:tab/></text:span><text:span text:style-name="T78">5</text:span></text:p>
          <text:soft-page-break/>
          <text:p text:style-name="P79"><text:span text:style-name="T80">1.5 Overview</text:span><text:span text:style-name="T81"><text:tab/></text:span><text:span text:style-name="T82">5</text:span></text:p>
          <text:p text:style-name="P83"><text:span text:style-name="T84">2. The Overall Description</text:span><text:span text:style-name="T85"><text:tab/></text:span><text:span text:style-name="T86">6</text:span></text:p>
          <text:p text:style-name="P87"><text:span text:style-name="T88">2.1 Product Perspective</text:span><text:span text:style-name="T89"><text:tab/></text:span><text:span text:style-name="T90">6</text:span></text:p>
          <text:p text:style-name="P91"><text:span text:style-name="T92">2.1.1 System Interfaces</text:span><text:span text:style-name="T93"><text:tab/></text:span><text:span text:style-name="T94">6</text:span></text:p>
          <text:p text:style-name="P95"><text:span text:style-name="T96">2.1.2 Interfaces</text:span><text:span text:style-name="T97"><text:tab/></text:span><text:span text:style-name="T98">6</text:span></text:p>
          <text:p text:style-name="P99"><text:span text:style-name="T100">2.1.3 Hardware Interfaces</text:span><text:span text:style-name="T101"><text:tab/></text:span><text:span text:style-name="T102">7</text:span></text:p>
          <text:p text:style-name="P103"><text:span text:style-name="T104">2.1.4 Software Interfaces</text:span><text:span text:style-name="T105"><text:tab/></text:span><text:span text:style-name="T106">7</text:span></text:p>
          <text:p text:style-name="P107"><text:span text:style-name="T108">2.1.5 Communications Interfaces</text:span><text:span text:style-name="T109"><text:tab/></text:span><text:span text:style-name="T110">8</text:span></text:p>
          <text:p text:style-name="P111"><text:span text:style-name="T112">2.1.6 Memory Constraints</text:span><text:span text:style-name="T113"><text:tab/></text:span><text:span text:style-name="T114">8</text:span></text:p>
          <text:p text:style-name="P115"><text:span text:style-name="T116">2.1.7 Operations</text:span><text:span text:style-name="T117"><text:tab/></text:span><text:span text:style-name="T118">8</text:span></text:p>
          <text:p text:style-name="P119"><text:span text:style-name="T120">2.1.8 Site Adaptation Requirements</text:span><text:span text:style-name="T121"><text:tab/></text:span><text:span text:style-name="T122">8</text:span></text:p>
          <text:p text:style-name="P123"><text:span text:style-name="T124">2.2 Product Functions</text:span><text:span text:style-name="T125"><text:tab/></text:span><text:span text:style-name="T126">9</text:span></text:p>
          <text:p text:style-name="P127"><text:span text:style-name="T128">2.3 User Characteristics</text:span><text:span text:style-name="T129"><text:tab/></text:span><text:span text:style-name="T130">9</text:span></text:p>
          <text:p text:style-name="P131"><text:span text:style-name="T132">2.4 Constraints</text:span><text:span text:style-name="T133"><text:tab/></text:span><text:span text:style-name="T134">9</text:span></text:p>
          <text:p text:style-name="P135"><text:span text:style-name="T136">2.5 Assumptions and Dependencies</text:span><text:span text:style-name="T137"><text:tab/></text:span><text:span text:style-name="T138">10</text:span></text:p>
          <text:p text:style-name="P139"><text:span text:style-name="T140">2.6 Apportioning of Requirements.</text:span><text:span text:style-name="T141"><text:tab/></text:span><text:span text:style-name="T142">10</text:span></text:p>
          <text:p text:style-name="P143"><text:span text:style-name="T144">3. Specific Requirements</text:span><text:span text:style-name="T145"><text:tab/></text:span><text:span text:style-name="T146">10</text:span></text:p>
          <text:p text:style-name="P147"><text:span text:style-name="T148">3.1 External Interfaces</text:span><text:span text:style-name="T149"><text:tab/></text:span><text:span text:style-name="T150">11</text:span></text:p>
          <text:p text:style-name="P151"><text:span text:style-name="T152">3.2 Functions</text:span><text:span text:style-name="T153"><text:tab/></text:span><text:span text:style-name="T154">12</text:span></text:p>
          <text:p text:style-name="P155"><text:span text:style-name="T156">3.3 Performance Requirements</text:span><text:span text:style-name="T157"><text:tab/></text:span><text:span text:style-name="T158">12</text:span></text:p>
          <text:p text:style-name="P159"><text:span text:style-name="T160">3.4 Logical Database Requirements</text:span><text:span text:style-name="T161"><text:tab/></text:span><text:span text:style-name="T162">13</text:span></text:p>
          <text:p text:style-name="P163"><text:span text:style-name="T164">3.5 Design Constraints</text:span><text:span text:style-name="T165"><text:tab/></text:span><text:span text:style-name="T166">13</text:span></text:p>
          <text:p text:style-name="P167"><text:span text:style-name="T168">3.5.1 Standards Compliance</text:span><text:span text:style-name="T169"><text:tab/></text:span><text:span text:style-name="T170">13</text:span></text:p>
          <text:p text:style-name="P171"><text:span text:style-name="T172">3.6 Software System Attributes</text:span><text:span text:style-name="T173"><text:tab/></text:span><text:span text:style-name="T174">13</text:span></text:p>
          <text:p text:style-name="P175"><text:span text:style-name="T176">3.6.1 Reliability</text:span><text:span text:style-name="T177"><text:tab/></text:span><text:span text:style-name="T178">14</text:span></text:p>
          <text:p text:style-name="P179"><text:span text:style-name="T180">3.6.2 Availability</text:span><text:span text:style-name="T181"><text:tab/></text:span><text:span text:style-name="T182">14</text:span></text:p>
          <text:p text:style-name="P183"><text:span text:style-name="T184">3.6.3 Security</text:span><text:span text:style-name="T185"><text:tab/></text:span><text:span text:style-name="T186">14</text:span></text:p>
          <text:p text:style-name="P187"><text:span text:style-name="T188">3.6.4 Maintainability</text:span><text:span text:style-name="T189"><text:tab/></text:span><text:span text:style-name="T190">14</text:span></text:p>
          <text:p text:style-name="P191"><text:span text:style-name="T192">3.6.5 Portability</text:span><text:span text:style-name="T193"><text:tab/></text:span><text:span text:style-name="T194">14</text:span></text:p>
          <text:p text:style-name="P195"><text:span text:style-name="T196">3.7 Organizing the Specific Requirements</text:span><text:span text:style-name="T197"><text:tab/></text:span><text:span text:style-name="T198">15</text:span></text:p>
          <text:p text:style-name="P199"><text:span text:style-name="T200">3.7.1 System Mode</text:span><text:span text:style-name="T201"><text:tab/></text:span><text:span text:style-name="T202">16</text:span></text:p>
          <text:p text:style-name="P203"><text:span text:style-name="T204">3.7.2 User Class</text:span><text:span text:style-name="T205"><text:tab/></text:span><text:span text:style-name="T206">16</text:span></text:p>
          <text:p text:style-name="P207"><text:span text:style-name="T208">3.7.3 Objects</text:span><text:span text:style-name="T209"><text:tab/></text:span><text:span text:style-name="T210">16</text:span></text:p>
          <text:p text:style-name="P211"><text:span text:style-name="T212">3.7.4 Feature</text:span><text:span text:style-name="T213"><text:tab/></text:span><text:span text:style-name="T214">16</text:span></text:p>
          <text:p text:style-name="P215"><text:span text:style-name="T216">3.7.5 Stimulus</text:span><text:span text:style-name="T217"><text:tab/></text:span><text:span text:style-name="T218">16</text:span></text:p>
          <text:p text:style-name="P219"><text:span text:style-name="T220">3. 7.6 Response</text:span><text:span text:style-name="T221"><text:tab/></text:span><text:span text:style-name="T222">16</text:span></text:p>
          <text:p text:style-name="P223"><text:span text:style-name="T224">3.7.7 Functional Hierarchy</text:span><text:span text:style-name="T225"><text:tab/></text:span><text:span text:style-name="T226">16</text:span></text:p>
          <text:p text:style-name="P227"><text:span text:style-name="T228">3.8 Additional Comments</text:span><text:span text:style-name="T229"><text:tab/></text:span><text:span text:style-name="T230">17</text:span></text:p>
          <text:p text:style-name="P231"><text:span text:style-name="T232">4. Change Management Process</text:span><text:span text:style-name="T233"><text:tab/></text:span><text:span text:style-name="T234">17</text:span></text:p>
          <text:p text:style-name="P235"><text:span text:style-name="T236">5. Document Approvals</text:span><text:span text:style-name="T237"><text:tab/></text:span><text:span text:style-name="T238">17</text:span></text:p>
          <text:p text:style-name="P239"><text:span text:style-name="T240">6. Supporting Information</text:span><text:span text:style-name="T241"><text:tab/></text:span><text:span text:style-name="T242">17</text:span></text:p>
          <text:p text:style-name="P243"/>
        </text:index-body>
      </text:table-of-content>
      <text:p text:style-name="P244"/>
      <text:p text:style-name="P245"/>
      <text:list text:style-name="WWNum19">
        <text:list-item text:start-value="1">
          <text:p text:style-name="P246"><text:bookmark-start text:name="_gjdgxs"/><text:bookmark-end text:name="_gjdgxs"/><text:soft-page-break/>1. <text:s/>Introduction <text:s/></text:p>
        </text:list-item>
        <text:list-item>
          <text:p text:style-name="P247">La richiesta del committente è quella di avere un software che calcoli area e perimetro di una stanza data la lunghezza e la larghezza con unità di misura metri.</text:p>
        </text:list-item>
      </text:list>
      <text:list text:style-name="WWNum19" text:continue-numbering="true">
        <text:list-item>
          <text:p text:style-name="P248"><text:bookmark-start text:name="_3dy6vkm"/><text:bookmark-end text:name="_3dy6vkm"/>2. <text:s/>The Overall Description <text:s/></text:p>
        </text:list-item>
        <text:list-item>
          <text:p text:style-name="P249"><text:span text:style-name="T250">L’analista ha dedotto che il software dovrà, data la lunghezza e la larghezza, della stanza rettangolare, calcolare area e perimetro, con unità di misura metri.</text:span></text:p>
        </text:list-item>
      </text:list>
      <text:p text:style-name="P251"/>
      <text:list text:style-name="WWNum19" text:continue-numbering="true">
        <text:list-item>
          <text:list>
            <text:list-item>
              <text:p text:style-name="P252"><text:bookmark-start text:name="_2jxsxqh"/><text:bookmark-end text:name="_2jxsxqh"/>2.3 <text:s/>User Characteristics</text:p>
            </text:list-item>
            <text:list-item>
              <text:p text:style-name="P253">Il software è destinato a degli utenti che abbiano delle conoscenze basi di come si usa un sistema operativo e della sua CLI. Per poterlo eseguire è richiesta una conoscenza basilare di java e il JRE installato sulla macchina su cui dovrà essere eseguito.</text:p>
            </text:list-item>
          </text:list>
        </text:list-item>
      </text:list>
      <text:h text:style-name="P254" text:outline-level="2"/>
      <text:list text:style-name="WWNum19" text:continue-numbering="true">
        <text:list-item>
          <text:list>
            <text:list-item>
              <text:list>
                <text:list-item>
                  <text:p text:style-name="P255"><text:bookmark-start text:name="_49x2ik5"/><text:bookmark-end text:name="_49x2ik5"/><text:span text:style-name="T256">3.6.1 Reliability</text:span></text:p>
                </text:list-item>
                <text:list-item>
                  <text:p text:style-name="P257">Il software è affidabile se gli viene dato in input due numeri interi o con la virgola strettamente positivi, se non si segue questo modello di input il software potrebbe diventare non affidabile.</text:p>
                </text:list-item>
                <text:list-item>
                  <text:p text:style-name="P258">Test che verranno eseguiti:</text:p>
                </text:list-item>
              </text:list>
            </text:list-item>
          </text:list>
        </text:list-item>
      </text:list>
      <text:list text:style-name="LFO42" text:continue-numbering="true">
        <text:list-item>
          <text:list>
            <text:list-item>
              <text:list>
                <text:list-item>
                  <text:p text:style-name="P259">Lunghezza: 4 Larghezza: 8 Output atteso: Area: 32m^2 Perimetro: 64m</text:p>
                </text:list-item>
                <text:list-item>
                  <text:p text:style-name="P260">Lunghezza: -19 Larghezza: 15 Output atteso: Input non valido</text:p>
                </text:list-item>
                <text:list-item>
                  <text:p text:style-name="P261">Lunghezza: 4 Larghezza: 10 Output atteso: <text:s/>Area: 40m^2 Perimetro: 80m</text:p>
                </text:list-item>
                <text:list-item>
                  <text:p text:style-name="P262">Lunghezza: 41.56 Larghezza: -67.1 Output atteso: Input non valido.</text:p>
                </text:list-item>
                <text:list-item>
                  <text:p text:style-name="P263">Lunghezza: ‘a’ Larghezza: -67.1 Output atteso: Input non valido.</text:p>
                </text:list-item>
                <text:list-item>
                  <text:p text:style-name="P264">Lunghezza: 41.56 Larghezza: “CIAO” Output atteso: Input non valido.</text:p>
                </text:list-item>
              </text:list>
            </text:list-item>
          </text:list>
        </text:list-item>
      </text:list>
      <text:list text:style-name="WWNum19" text:continue-numbering="true">
        <text:list-item>
          <text:list>
            <text:list-item>
              <text:list>
                <text:list-item>
                  <text:p text:style-name="P265"><text:bookmark-start text:name="_23ckvvd"/><text:bookmark-end text:name="_23ckvvd"/><text:span text:style-name="T266">3.6.5 Portability</text:span></text:p>
                </text:list-item>
                <text:list-item>
                  <text:p text:style-name="P267">Il software dato che verrà scritto in java è portatitile. Basta avere installato sulla macchina il JRE come minimo.</text:p>
                </text:list-item>
              </text:list>
            </text:list-item>
          </text:list>
        </text:list-item>
      </text:list>
      <text:p text:style-name="P268"/>
      <text:p text:style-name="P269"/>
      <text:p text:style-name="P270"/>
      <text:p text:style-name="P2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margin-top="0.1666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font-weight="bold" style:font-weight-asian="bold" fo:font-size="14pt" style:font-size-asian="14pt" style:font-size-complex="14pt" fo:hyphenate="false"/>
    </style:style>
    <style:style style:name="Titolo2" style:display-name="Titolo 2" style:family="paragraph" style:parent-style-name="Normale" style:next-style-name="Standard" style:default-outline-level="2">
      <style:paragraph-properties fo:margin-top="0.0833in" fo:margin-left="0.1298in" fo:margin-right="0.5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hyphenate="false"/>
    </style:style>
    <style:style style:name="Titolo3" style:display-name="Titolo 3" style:family="paragraph" style:parent-style-name="Normale" style:next-style-name="Standard" style:default-outline-level="3">
      <style:paragraph-properties fo:margin-top="0.0833in" fo:margin-left="0.2597in" fo:margin-right="0.5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Titolo4" style:display-name="Titolo 4" style:family="paragraph" style:parent-style-name="Normale" style:next-style-name="Standard" style:default-outline-level="4">
      <style:paragraph-properties fo:margin-top="0.0833in" fo:margin-left="0.3902in" fo:margin-right="0.5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Titolo5" style:display-name="Titolo 5" style:family="paragraph" style:parent-style-name="Normale" style:next-style-name="Standard" style:default-outline-level="5">
      <style:paragraph-properties fo:margin-top="0.0833in" fo:margin-left="0.5201in" fo:margin-right="0.5in">
        <style:tab-stops>
          <style:tab-stop style:type="left" style:position="0.3in"/>
          <style:tab-stop style:type="left" style:position="0.5in"/>
          <style:tab-stop style:type="left" style:position="4in"/>
        </style:tab-stops>
      </style:paragraph-properties>
      <style:text-properties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margin-right="0.5in">
        <style:tab-stops>
          <style:tab-stop style:type="left" style:position="0.5in"/>
          <style:tab-stop style:type="left" style:position="4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text-properties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3" style:display-name="ListLabel 3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4" style:display-name="ListLabel 4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5" style:display-name="ListLabel 5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6" style:display-name="ListLabel 6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7" style:display-name="ListLabel 7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8" style:display-name="ListLabel 8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9" style:display-name="ListLabel 9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0" style:display-name="ListLabel 10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1" style:display-name="ListLabel 1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2" style:display-name="ListLabel 12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3" style:display-name="ListLabel 13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4" style:display-name="ListLabel 14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5" style:display-name="ListLabel 15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6" style:display-name="ListLabel 16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7" style:display-name="ListLabel 17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8" style:display-name="ListLabel 18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19" style:display-name="ListLabel 19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0" style:display-name="ListLabel 20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1" style:display-name="ListLabel 2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2" style:display-name="ListLabel 22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3" style:display-name="ListLabel 23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4" style:display-name="ListLabel 24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5" style:display-name="ListLabel 25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6" style:display-name="ListLabel 26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ListLabel27" style:display-name="ListLabel 27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" style:display-name="WWNum1">
      <text:list-level-style-number text:level="1" text:style-name="WW_CharLFO1LVL1" style:num-prefix="(" style:num-suffix=") " style:num-format="1" text:start-value="8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" style:display-name="WWNum2">
      <text:list-level-style-number text:level="1" text:style-name="WW_CharLFO2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" style:display-name="WWNum3">
      <text:list-level-style-number text:level="1" text:style-name="WW_CharLFO3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4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4" style:display-name="WWNum4">
      <text:list-level-style-number text:level="1" text:style-name="WW_CharLFO4LVL1" style:num-prefix="3.2." style:num-suffix=" " style:num-format="1" text:start-value="2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5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5" style:display-name="WWNum5">
      <text:list-level-style-number text:level="1" text:style-name="WW_CharLFO5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6" style:display-name="WWNum6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7" style:display-name="WWNum7">
      <text:list-level-style-number text:level="1" style:num-suffix=".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8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8" style:display-name="WWNum8">
      <text:list-level-style-number text:level="1" text:style-name="WW_CharLFO8LVL1" style:num-prefix="3.2." style:num-suffix=" " style:num-format="1" text:start-value="2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9" style:display-name="WWNum9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0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0" style:display-name="WWNum10">
      <text:list-level-style-number text:level="1" text:style-name="WW_CharLFO10LVL1" style:num-prefix="3.2.1." style:num-suffix=" " style:num-format="1" text:start-value="2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1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1" style:display-name="WWNum11">
      <text:list-level-style-number text:level="1" text:style-name="WW_CharLFO11LVL1" style:num-prefix="3.2.2.1." style:num-suffix=" 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2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2" style:display-name="WWNum12">
      <text:list-level-style-number text:level="1" text:style-name="WW_CharLFO12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3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3" style:display-name="WWNum13">
      <text:list-level-style-number text:level="1" text:style-name="WW_CharLFO13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4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4" style:display-name="WWNum14">
      <text:list-level-style-number text:level="1" text:style-name="WW_CharLFO14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15" style:display-name="WWNum15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6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6" style:display-name="WWNum16">
      <text:list-level-style-number text:level="1" text:style-name="WW_CharLFO16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7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7" style:display-name="WWNum17">
      <text:list-level-style-number text:level="1" text:style-name="WW_CharLFO17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18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18" style:display-name="WWNum18">
      <text:list-level-style-number text:level="1" text:style-name="WW_CharLFO18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19" style:display-name="WWNum19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20" style:display-name="WWNum20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1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1" style:display-name="WWNum21">
      <text:list-level-style-number text:level="1" text:style-name="WW_CharLFO21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2" style:display-name="WWNum22">
      <text:list-level-style-number text:level="1" style:num-prefix="(" style:num-suffix=")" style:num-format="1">
        <style:list-level-properties text:space-before="0.2in" text:min-label-width="0.25in" text:list-level-position-and-space-mode="label-alignment">
          <style:list-level-label-alignment text:label-followed-by="listtab" fo:margin-left="0.4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3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3" style:display-name="WWNum23">
      <text:list-level-style-number text:level="1" text:style-name="WW_CharLFO23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4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4" style:display-name="WWNum24">
      <text:list-level-style-number text:level="1" text:style-name="WW_CharLFO24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5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5" style:display-name="WWNum25">
      <text:list-level-style-number text:level="1" text:style-name="WW_CharLFO25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6" style:display-name="WWNum2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7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7" style:display-name="WWNum27">
      <text:list-level-style-number text:level="1" text:style-name="WW_CharLFO27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28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28" style:display-name="WWNum28">
      <text:list-level-style-number text:level="1" text:style-name="WW_CharLFO28LVL1" style:num-prefix="3.2.1.2." style:num-suffix=" " style:num-format="1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29" style:display-name="WWNum29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0" style:display-name="WWNum30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1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1" style:display-name="WWNum31">
      <text:list-level-style-number text:level="1" text:style-name="WW_CharLFO31LVL1" style:num-prefix="3.2.1.1." style:num-suffix=" 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2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2" style:display-name="WWNum32">
      <text:list-level-style-number text:level="1" text:style-name="WW_CharLFO32LVL1" style:num-prefix="3." style:num-suffix=" " style:num-format="1" text:start-value="2">
        <style:list-level-properties text:space-before="0.125in" text:min-label-width="0.25in" text:list-level-position-and-space-mode="label-alignment">
          <style:list-level-label-alignment text:label-followed-by="listtab" fo:margin-left="0.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3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3" style:display-name="WWNum33">
      <text:list-level-style-number text:level="1" text:style-name="WW_CharLFO33LVL1" style:num-prefix="3." style:num-suffix=" " style:num-format="1" text:start-value="2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4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4" style:display-name="WWNum34">
      <text:list-level-style-number text:level="1" text:style-name="WW_CharLFO34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5" style:display-name="WWNum35">
      <text:list-level-style-number text:level="1" style:num-prefix="(" style:num-suffix=")" style:num-format="1">
        <style:list-level-properties text:space-before="0.1875in" text:min-label-width="0.25in" text:list-level-position-and-space-mode="label-alignment">
          <style:list-level-label-alignment text:label-followed-by="listtab" fo:margin-left="0.437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6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6" style:display-name="WWNum36">
      <text:list-level-style-number text:level="1" text:style-name="WW_CharLFO36LVL1" style:num-prefix="3.2.1.1." style:num-suffix=" 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37" style:display-name="WWNum37">
      <text:list-level-style-number text:level="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8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8" style:display-name="WWNum38">
      <text:list-level-style-number text:level="1" text:style-name="WW_CharLFO38LVL1" style:num-prefix="3.2.2." style:num-suffix=" " style:num-format="1">
        <style:list-level-properties text:space-before="0.4166in" text:min-label-width="0.25in" text:list-level-position-and-space-mode="label-alignment">
          <style:list-level-label-alignment text:label-followed-by="listtab" fo:margin-left="0.666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9LVL1" style:family="text">
      <style:text-properties style:font-name-asian="Times New Roman" style:font-name-complex="Times New Roman" fo:font-weight="normal" style:font-weight-asian="normal" fo:font-style="normal" style:font-style-asian="normal" fo:color="#000000" fo:font-size="12pt" style:font-size-asian="12pt" style:font-size-complex="12pt" style:text-underline-type="none" style:text-underline-color="font-color"/>
    </style:style>
    <text:list-style style:name="WWNum39" style:display-name="WWNum39">
      <text:list-level-style-number text:level="1" text:style-name="WW_CharLFO39LVL1" style:num-prefix="3.1." style:num-suffix=" 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Num40" style:display-name="WWNum40">
      <text:list-level-style-number text:level="1" style:num-prefix="(" style:num-suffix=")" style:num-format="1" text:start-value="3">
        <style:list-level-properties text:space-before="0.2in" text:min-label-width="0.2708in" text:list-level-position-and-space-mode="label-alignment">
          <style:list-level-label-alignment text:label-followed-by="listtab" fo:margin-left="0.4708in" fo:text-indent="-0.2708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42LVL1" style:family="text">
      <style:text-properties style:font-name="OpenSymbol" style:font-name-asian="OpenSymbol" style:font-name-complex="OpenSymbol"/>
    </style:style>
    <style:style style:name="WW_CharLFO42LVL2" style:family="text">
      <style:text-properties style:font-name="OpenSymbol" style:font-name-asian="OpenSymbol" style:font-name-complex="OpenSymbol"/>
    </style:style>
    <style:style style:name="WW_CharLFO42LVL3" style:family="text">
      <style:text-properties style:font-name="OpenSymbol" style:font-name-asian="OpenSymbol" style:font-name-complex="OpenSymbol"/>
    </style:style>
    <style:style style:name="WW_CharLFO42LVL4" style:family="text">
      <style:text-properties style:font-name="OpenSymbol" style:font-name-asian="OpenSymbol" style:font-name-complex="OpenSymbol"/>
    </style:style>
    <style:style style:name="WW_CharLFO42LVL5" style:family="text">
      <style:text-properties style:font-name="OpenSymbol" style:font-name-asian="OpenSymbol" style:font-name-complex="OpenSymbol"/>
    </style:style>
    <style:style style:name="WW_CharLFO42LVL6" style:family="text">
      <style:text-properties style:font-name="OpenSymbol" style:font-name-asian="OpenSymbol" style:font-name-complex="OpenSymbol"/>
    </style:style>
    <style:style style:name="WW_CharLFO42LVL7" style:family="text">
      <style:text-properties style:font-name="OpenSymbol" style:font-name-asian="OpenSymbol" style:font-name-complex="OpenSymbol"/>
    </style:style>
    <style:style style:name="WW_CharLFO42LVL8" style:family="text">
      <style:text-properties style:font-name="OpenSymbol" style:font-name-asian="OpenSymbol" style:font-name-complex="OpenSymbol"/>
    </style:style>
    <style:style style:name="WW_CharLFO4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42">
      <text:list-level-style-bullet text:level="1" text:style-name="WW_CharLFO42LVL1" text:bullet-char="•">
        <style:list-level-properties text:space-before="-0.2402in" text:min-label-width="0.25in" text:list-level-position-and-space-mode="label-alignment">
          <style:list-level-label-alignment text:label-followed-by="listtab" fo:margin-left="0.0097in" fo:text-indent="-0.25in"/>
        </style:list-level-properties>
        <style:text-properties style:font-name="OpenSymbol"/>
      </text:list-level-style-bullet>
      <text:list-level-style-bullet text:level="2" text:style-name="WW_CharLFO42LVL2" text:bullet-char="◦">
        <style:list-level-properties text:space-before="0.0097in" text:min-label-width="0.25in" text:list-level-position-and-space-mode="label-alignment">
          <style:list-level-label-alignment text:label-followed-by="listtab" fo:margin-left="0.2597in" fo:text-indent="-0.25in"/>
        </style:list-level-properties>
        <style:text-properties style:font-name="OpenSymbol"/>
      </text:list-level-style-bullet>
      <text:list-level-style-bullet text:level="3" text:style-name="WW_CharLFO42LVL3" text:bullet-char="▪">
        <style:list-level-properties text:space-before="0.2597in" text:min-label-width="0.25in" text:list-level-position-and-space-mode="label-alignment">
          <style:list-level-label-alignment text:label-followed-by="listtab" fo:margin-left="0.5097in" fo:text-indent="-0.25in"/>
        </style:list-level-properties>
        <style:text-properties style:font-name="OpenSymbol"/>
      </text:list-level-style-bullet>
      <text:list-level-style-bullet text:level="4" text:style-name="WW_CharLFO42LVL4" text:bullet-char="•">
        <style:list-level-properties text:space-before="0.5097in" text:min-label-width="0.25in" text:list-level-position-and-space-mode="label-alignment">
          <style:list-level-label-alignment text:label-followed-by="listtab" fo:margin-left="0.7597in" fo:text-indent="-0.25in"/>
        </style:list-level-properties>
        <style:text-properties style:font-name="OpenSymbol"/>
      </text:list-level-style-bullet>
      <text:list-level-style-bullet text:level="5" text:style-name="WW_CharLFO42LVL5" text:bullet-char="◦">
        <style:list-level-properties text:space-before="0.7597in" text:min-label-width="0.25in" text:list-level-position-and-space-mode="label-alignment">
          <style:list-level-label-alignment text:label-followed-by="listtab" fo:margin-left="1.0097in" fo:text-indent="-0.25in"/>
        </style:list-level-properties>
        <style:text-properties style:font-name="OpenSymbol"/>
      </text:list-level-style-bullet>
      <text:list-level-style-bullet text:level="6" text:style-name="WW_CharLFO42LVL6" text:bullet-char="▪">
        <style:list-level-properties text:space-before="1.0097in" text:min-label-width="0.25in" text:list-level-position-and-space-mode="label-alignment">
          <style:list-level-label-alignment text:label-followed-by="listtab" fo:margin-left="1.2597in" fo:text-indent="-0.25in"/>
        </style:list-level-properties>
        <style:text-properties style:font-name="OpenSymbol"/>
      </text:list-level-style-bullet>
      <text:list-level-style-bullet text:level="7" text:style-name="WW_CharLFO42LVL7" text:bullet-char="•">
        <style:list-level-properties text:space-before="1.2597in" text:min-label-width="0.25in" text:list-level-position-and-space-mode="label-alignment">
          <style:list-level-label-alignment text:label-followed-by="listtab" fo:margin-left="1.5097in" fo:text-indent="-0.25in"/>
        </style:list-level-properties>
        <style:text-properties style:font-name="OpenSymbol"/>
      </text:list-level-style-bullet>
      <text:list-level-style-bullet text:level="8" text:style-name="WW_CharLFO42LVL8" text:bullet-char="◦">
        <style:list-level-properties text:space-before="1.5097in" text:min-label-width="0.25in" text:list-level-position-and-space-mode="label-alignment">
          <style:list-level-label-alignment text:label-followed-by="listtab" fo:margin-left="1.7597in" fo:text-indent="-0.25in"/>
        </style:list-level-properties>
        <style:text-properties style:font-name="OpenSymbol"/>
      </text:list-level-style-bullet>
      <text:list-level-style-bullet text:level="9" text:style-name="WW_CharLFO42LVL9" text:bullet-char="▪">
        <style:list-level-properties text:space-before="1.7597in" text:min-label-width="0.25in" text:list-level-position-and-space-mode="label-alignment">
          <style:list-level-label-alignment text:label-followed-by="listtab" fo:margin-left="2.009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118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text-align="end">
        <style:tab-stops>
          <style:tab-stop style:type="left" style:position="0.5in"/>
          <style:tab-stop style:type="center" style:position="3in"/>
          <style:tab-stop style:type="left" style:position="4in"/>
          <style:tab-stop style:type="right" style:position="6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3" style:parent-style-name="Standard" style:family="paragraph">
      <style:paragraph-properties fo:widows="2" fo:orphans="2" fo:margin-right="0in">
        <style:tab-stops>
          <style:tab-stop style:type="left" style:position="0.5in"/>
          <style:tab-stop style:type="center" style:position="3in"/>
          <style:tab-stop style:type="center" style:position="3.3437in"/>
          <style:tab-stop style:type="left" style:position="4in"/>
          <style:tab-stop style:type="right" style:position="6in"/>
          <style:tab-stop style:type="right" style:position="6.6979in"/>
        </style:tab-stops>
      </style:paragraph-properties>
    </style:style>
    <style:style style:name="T4" style:parent-style-name="Car.predefinitoparagrafo" style:family="text">
      <style:text-properties fo:font-size="6pt" style:font-size-asian="6pt" style:font-size-complex="6pt"/>
    </style:style>
    <style:style style:name="T5" style:parent-style-name="Car.predefinitoparagrafo" style:family="text">
      <style:text-properties fo:font-size="6pt" style:font-size-asian="6pt" style:font-size-complex="6pt"/>
    </style:style>
    <style:style style:name="T6" style:parent-style-name="Car.predefinitoparagrafo" style:family="text">
      <style:text-properties fo:font-size="6pt" style:font-size-asian="6pt" style:font-size-complex="6pt"/>
    </style:style>
    <style:style style:name="T7" style:parent-style-name="Car.predefinitoparagrafo" style:family="text">
      <style:text-properties fo:font-size="1pt" style:font-size-asian="1pt" style:font-size-complex="1pt"/>
    </style:style>
    <style:style style:name="T8" style:parent-style-name="Car.predefinitoparagrafo" style:family="text">
      <style:text-properties fo:font-size="1pt" style:font-size-asian="1pt" style:font-size-complex="1pt"/>
    </style:style>
    <style:style style:name="T9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  <style:style style:name="T10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  <style:style style:name="T11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  <style:page-layout style:name="PL1">
      <style:page-layout-properties fo:page-width="8.268in" fo:page-height="11.693in" style:print-orientation="portrait" fo:margin-top="0.5118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13" style:parent-style-name="Standard" style:family="paragraph">
      <style:paragraph-properties fo:widows="2" fo:orphans="2" fo:text-align="end">
        <style:tab-stops>
          <style:tab-stop style:type="left" style:position="0.5in"/>
          <style:tab-stop style:type="center" style:position="3in"/>
          <style:tab-stop style:type="left" style:position="4in"/>
          <style:tab-stop style:type="right" style:position="6in"/>
        </style:tab-stops>
      </style:paragraph-properties>
      <style:text-properties style:font-name="Times New Roman" style:font-name-asian="Times New Roman" style:font-name-complex="Times New Roman" fo:color="#000000"/>
    </style:style>
    <style:style style:name="P14" style:parent-style-name="Standard" style:family="paragraph">
      <style:paragraph-properties fo:widows="2" fo:orphans="2" fo:margin-right="0in">
        <style:tab-stops>
          <style:tab-stop style:type="left" style:position="0.5in"/>
          <style:tab-stop style:type="center" style:position="3in"/>
          <style:tab-stop style:type="center" style:position="3.3437in"/>
          <style:tab-stop style:type="left" style:position="4in"/>
          <style:tab-stop style:type="right" style:position="6in"/>
          <style:tab-stop style:type="right" style:position="6.6979in"/>
        </style:tab-stops>
      </style:paragraph-properties>
    </style:style>
    <style:style style:name="T15" style:parent-style-name="Car.predefinitoparagrafo" style:family="text">
      <style:text-properties fo:font-size="6pt" style:font-size-asian="6pt" style:font-size-complex="6pt"/>
    </style:style>
    <style:style style:name="T16" style:parent-style-name="Car.predefinitoparagrafo" style:family="text">
      <style:text-properties fo:font-size="6pt" style:font-size-asian="6pt" style:font-size-complex="6pt"/>
    </style:style>
    <style:style style:name="T17" style:parent-style-name="Car.predefinitoparagrafo" style:family="text">
      <style:text-properties fo:font-size="6pt" style:font-size-asian="6pt" style:font-size-complex="6pt"/>
    </style:style>
    <style:style style:name="T18" style:parent-style-name="Car.predefinitoparagrafo" style:family="text">
      <style:text-properties fo:font-size="1pt" style:font-size-asian="1pt" style:font-size-complex="1pt"/>
    </style:style>
    <style:style style:name="T19" style:parent-style-name="Car.predefinitoparagrafo" style:family="text">
      <style:text-properties fo:font-size="1pt" style:font-size-asian="1pt" style:font-size-complex="1pt"/>
    </style:style>
    <style:style style:name="T20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  <style:style style:name="T21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  <style:style style:name="T22" style:parent-style-name="Car.predefinitoparagrafo" style:family="text">
      <style:text-properties style:font-name="Times New Roman" style:font-name-asian="Times New Roman" style:font-name-complex="Times New Roman" fo:color="#00000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Software Requirements Specifications Document</text:p>
      </style:header>
      <style:footer>
  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Page<text:s/></text:span><text:page-number text:fixed="false">1</text:page-number><text:span text:style-name="T10"><text:s/>of<text:s/></text:span><text:page-count>13</text:page-count><text:span text:style-name="T11"><text:tab/></text:span></text:p>
      </style:footer>
    </style:master-page>
    <style:master-page style:name="MP1" style:page-layout-name="PL1">
      <style:header>
        <text:p text:style-name="P13">Software Requirements Specifications Document</text:p>
      </style:header>
      <style:footer>
        <text:p text:style-name="P14"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Page<text:s/></text:span><text:page-number text:fixed="false">1</text:page-number><text:span text:style-name="T21"><text:s/>of<text:s/></text:span><text:page-count>13</text:page-count><text:span text:style-name="T22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gnazio</meta:initial-creator>
    <dc:creator>Ignazio Sperandeo</dc:creator>
    <meta:creation-date>2024-01-14T13:56:00Z</meta:creation-date>
    <dc:date>2024-01-14T13:56:00Z</dc:date>
    <meta:template xlink:href="Normal.dotm" xlink:type="simple"/>
    <meta:editing-cycles>2</meta:editing-cycles>
    <meta:editing-duration>PT0S</meta:editing-duration>
    <meta:document-statistic meta:page-count="4" meta:paragraph-count="5" meta:word-count="442" meta:character-count="2961" meta:row-count="21" meta:non-whitespace-character-count="2524"/>
  </office:meta>
</office:document-meta>
</file>